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22in"/>
    </style:style>
    <style:style style:name="co3" style:family="table-column">
      <style:table-column-properties fo:break-before="auto" style:column-width="2.7008in"/>
    </style:style>
    <style:style style:name="co4" style:family="table-column">
      <style:table-column-properties fo:break-before="auto" style:column-width="0.5701in"/>
    </style:style>
    <style:style style:name="co5" style:family="table-column">
      <style:table-column-properties fo:break-before="auto" style:column-width="0.3839in"/>
    </style:style>
    <style:style style:name="co6" style:family="table-column">
      <style:table-column-properties fo:break-before="auto" style:column-width="0.3547in"/>
    </style:style>
    <style:style style:name="co7" style:family="table-column">
      <style:table-column-properties fo:break-before="auto" style:column-width="0.3008in"/>
    </style:style>
    <style:style style:name="co8" style:family="table-column">
      <style:table-column-properties fo:break-before="auto" style:column-width="1.0602in"/>
    </style:style>
    <style:style style:name="co9" style:family="table-column">
      <style:table-column-properties fo:break-before="auto" style:column-width="1.3453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2.5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6600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none" style:vertical-align="middle"/>
      <style:paragraph-properties fo:text-align="center" fo:margin-left="0in"/>
      <style:text-properties fo:color="#ff6600"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 fo:wrap-option="wrap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wrap-option="wrap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b2b2b2" style:text-align-source="fix" style:repeat-content="false" fo:wrap-option="wrap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start" fo:margin-left="0in"/>
      <style:text-properties fo:color="#ff6600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ff6600"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fo:border="0.0008in solid #999999"/>
      <style:paragraph-properties fo:text-align="start" fo:margin-left="0in"/>
    </style:style>
    <style:style style:name="ce22" style:family="table-cell" style:parent-style-name="Default">
      <style:table-cell-properties fo:background-color="#eeeeee" style:text-align-source="fix" style:repeat-content="false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 fo:border="0.0008in solid #999999"/>
    </style:style>
    <style:style style:name="ce24" style:family="table-cell" style:parent-style-name="Default">
      <style:table-cell-properties fo:background-color="#eeeeee" fo:border="0.0008in solid #999999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6600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999999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d320" fo:wrap-option="wrap" fo:border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fo:wrap-option="wrap" fo:border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 fo:border="0.0008in solid #000000"/>
    </style:style>
    <style:style style:name="ce31" style:family="table-cell" style:parent-style-name="Default">
      <style:table-cell-properties fo:background-color="transparent" fo:wrap-option="wrap" fo:border="0.0008in solid #000000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roject –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trailhead.salesforce.com/en/content/learn/trails/force_com_admin_beginner</text:p>
          </table:table-cell>
          <table:table-cell office:value-type="string">
            <text:p>Admin beginn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trails/force_com_admin_intermediate</text:p>
          </table:table-cell>
          <table:table-cell office:value-type="string">
            <text:p>Admin intermedia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trails/force_com_admin_advanced</text:p>
          </table:table-cell>
          <table:table-cell office:value-type="string">
            <text:p>Admin advanc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projects/create-reports-and-dashboards-for-sales-and-marketing-managers</text:p>
          </table:table-cell>
          <table:table-cell office:value-type="string">
            <text:p>Create reports and dashboards for sales and marketing manag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projects/import-and-export-with-data-management-tools</text:p>
          </table:table-cell>
          <table:table-cell office:value-type="string">
            <text:p>Import and Export with Data Management Too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projects/quickstart-process-builder</text:p>
          </table:table-cell>
          <table:table-cell office:value-type="string">
            <text:p>Quick Start: Process Build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trails/automate_business_processes</text:p>
          </table:table-cell>
          <table:table-cell office:value-type="string">
            <text:p>Automate Your Business Processes with Salesforce Flo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trails/build-flows-with-flow-builder</text:p>
          </table:table-cell>
          <table:table-cell office:value-type="string">
            <text:p>Build Flows with Flow Builder</text:p>
          </table:table-cell>
          <table:table-cell table:number-columns-repeated="4"/>
        </table:table-row>
        <table:table-row table:style-name="ro1">
          <table:table-cell office:value-type="string">
            <text:p>Project – 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help.salesforce.com/articleView?id=customize_rename.htm&amp;type=5</text:p>
          </table:table-cell>
          <table:table-cell office:value-type="string">
            <text:p>Rename Object, Tab, and Field Labe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identity_external</text:p>
          </table:table-cell>
          <table:table-cell office:value-type="string">
            <text:p>Identity for custom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help.salesforce.com/articleView?id=account_person.htm&amp;type=5</text:p>
          </table:table-cell>
          <table:table-cell office:value-type="string">
            <text:p>Person Accoun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leads_opportunities_lightning_experience/create-and-convert-leads-lightning</text:p>
          </table:table-cell>
          <table:table-cell office:value-type="string">
            <text:p>Create and Convert Lead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data_security</text:p>
          </table:table-cell>
          <table:table-cell office:value-type="string">
            <text:p>Data Security</text:p>
          </table:table-cell>
          <table:table-cell table:number-columns-repeated="4"/>
        </table:table-row>
        <table:table-row table:style-name="ro1">
          <table:table-cell office:value-type="string">
            <text:p>Project – 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lab.github.com/</text:p>
          </table:table-cell>
          <table:table-cell office:value-type="string">
            <text:p>GitHub Learning La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stackoverflow.com/questions/tagged/java</text:p>
          </table:table-cell>
          <table:table-cell office:value-type="string">
            <text:p>Stackoverflow - Questions Tagged with Jav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www.atlassian.com/git/tutorials/comparing-workflows/gitflow-workflow</text:p>
          </table:table-cell>
          <table:table-cell office:value-type="string">
            <text:p>Gitflow Workflo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www.geeksforgeeks.org/java-naming-conventions/</text:p>
          </table:table-cell>
          <table:table-cell office:value-type="string">
            <text:p>Java Naming Conven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www.javatpoint.com/java-map#:~:text=%E2%86%92%20%E2%86%90%20prev-,Java%20Map%20Interface,the%20basis%20of%20a%20key</text:p>
          </table:table-cell>
          <table:table-cell office:value-type="string">
            <text:p>Java Map Interfac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docs.oracle.com/javase/tutorial/java/index.html</text:p>
          </table:table-cell>
          <table:table-cell office:value-type="string">
            <text:p>Learning the Java Languag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www.oracle.com/java/technologies/javase/javadoc-tool.html#javadocdocuments</text:p>
          </table:table-cell>
          <table:table-cell office:value-type="string">
            <text:p>Oracle Jacadoc Too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/home/thabit/Documents/OC_thabit/Salesforce/Défi_Manage+an+inventory+with+Java.pdf</text:p>
          </table:table-cell>
          <table:table-cell office:value-type="string">
            <text:p>Manage an inventory with Java</text:p>
          </table:table-cell>
          <table:table-cell table:number-columns-repeated="4"/>
        </table:table-row>
        <table:table-row table:style-name="ro1">
          <table:table-cell office:value-type="string">
            <text:p>Project – 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docs.oracle.com/javase/tutorial/essential/exceptions/index.html</text:p>
          </table:table-cell>
          <table:table-cell office:value-type="string">
            <text:p>Java Tutorial: Exceptions</text:p>
          </table:table-cell>
          <table:table-cell office:value-type="string">
            <text:p>Oracle Documentation on Exceptio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spring.io/guides/gs/maven/</text:p>
          </table:table-cell>
          <table:table-cell office:value-type="string">
            <text:p>Building Java Projects with Maven</text:p>
          </table:table-cell>
          <table:table-cell office:value-type="string">
            <text:p>Official Spring Documentation for Using Mav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openclassrooms.com/en/courses/5684146-create-web-applications-efficiently-with-the-spring-boot-mvc-framework</text:p>
          </table:table-cell>
          <table:table-cell office:value-type="string">
            <text:p>Create Web Applications Efficiently with the Spring Boot MVC Framework</text:p>
          </table:table-cell>
          <table:table-cell office:value-type="string">
            <text:p>Part 1 of this course will be helpful in understanding the Spring Boot Frame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spring.io/guides/gs/spring-boot/</text:p>
          </table:table-cell>
          <table:table-cell office:value-type="string">
            <text:p>Building an Application with Spring Boot</text:p>
          </table:table-cell>
          <table:table-cell office:value-type="string">
            <text:p>Spring Documentation on Spring Boot</text:p>
          </table:table-cell>
          <table:table-cell table:number-columns-repeated="2"/>
          <table:table-cell office:value-type="string">
            <text:p>Spring Documentation on Gradle</text:p>
          </table:table-cell>
        </table:table-row>
        <table:table-row table:style-name="ro2">
          <table:table-cell/>
          <table:table-cell office:value-type="string">
            <text:p>https://openclassrooms.com/en/courses/6031801-implement-a-relational-database-with-sql</text:p>
          </table:table-cell>
          <table:table-cell office:value-type="string">
            <text:p>Implement a Relational Database with SQL</text:p>
          </table:table-cell>
          <table:table-cell office:value-type="string">
            <text:p>Helpful in understanding SQL, which is contained in the baseline code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spring.io/guides/gs/gradle/</text:p>
          </table:table-cell>
          <table:table-cell office:value-type="string">
            <text:p>Building Java Projects With Gradle</text:p>
          </table:table-cell>
          <table:table-cell table:number-columns-repeated="4"/>
        </table:table-row>
        <table:table-row table:style-name="ro1">
          <table:table-cell office:value-type="string">
            <text:p>Project – 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openclassrooms.com/en/courses/6663451-make-your-web-content-accessible</text:p>
          </table:table-cell>
          <table:table-cell office:value-type="string">
            <text:p>Make your web content accessi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openclassrooms.com/en/courses/6663461-code-an-accessible-website-in-html-css</text:p>
          </table:table-cell>
          <table:table-cell office:value-type="string">
            <text:p>Code an Accessible Website in HTML &amp; CSS</text:p>
          </table:table-cell>
          <table:table-cell table:number-columns-repeated="4"/>
        </table:table-row>
        <table:table-row table:style-name="ro1">
          <table:table-cell office:value-type="string">
            <text:p>Project – 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ttps://trailhead.salesforce.com/en/content/learn/modules/apex-basics-for-admins</text:p>
          </table:table-cell>
          <table:table-cell office:value-type="string">
            <text:p>Apex Basics for Admi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visualforce_fundamentals</text:p>
          </table:table-cell>
          <table:table-cell office:value-type="string">
            <text:p>Visualforce Basic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javascript-essentials-salesforce-developers</text:p>
          </table:table-cell>
          <table:table-cell office:value-type="string">
            <text:p>JavaScript Skills for Salesforce Develop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trails/lex_admin_migration</text:p>
          </table:table-cell>
          <table:table-cell office:value-type="string">
            <text:p>Make the Move to Lightning Experi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cc-create-functional-consulting-documents</text:p>
          </table:table-cell>
          <table:table-cell office:value-type="string">
            <text:p>Project Documentation for Salesforce B2C Commerce Functional Architect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ttps://trailhead.salesforce.com/en/content/learn/modules/ux-prototyping-basics</text:p>
          </table:table-cell>
          <table:table-cell office:value-type="string">
            <text:p>UX Prototyping Basics</text:p>
          </table:table-cell>
          <table:table-cell table:number-columns-repeated="4"/>
        </table:table-row>
        <table:table-row table:style-name="ro1">
          <table:table-cell office:value-type="string">
            <text:p>Project – 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trailhead.salesforce.com/en/content/learn/modules/unit-testing-on-the-lightning-platform</text:p>
          </table:table-cell>
          <table:table-cell office:value-type="string">
            <text:p>Unit Testing on the Lightening Platfor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apex_testing</text:p>
          </table:table-cell>
          <table:table-cell office:value-type="string">
            <text:p>Apex Test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scrum-and-kanban-at-salesforce</text:p>
          </table:table-cell>
          <table:table-cell office:value-type="string">
            <text:p>Scrum and Kanban at Salesforc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3" table:default-cell-style-name="ce19"/>
        <table:table-column table:style-name="co6" table:number-columns-repeated="2" table:default-cell-style-name="Default"/>
        <table:table-column table:style-name="co1" table:number-columns-repeated="1005" table:default-cell-style-name="Default"/>
        <table:table-row table:style-name="ro3">
          <table:table-cell table:style-name="ce1"/>
          <table:table-cell table:style-name="ce4" table:number-columns-repeated="2"/>
          <table:table-cell table:style-name="ce10" office:value-type="float" office:value="2021">
            <text:p>2021</text:p>
          </table:table-cell>
          <table:table-cell table:style-name="ce16" office:value-type="float" office:value="2022" table:number-columns-spanned="12" table:number-rows-spanned="1">
            <text:p>2022</text:p>
          </table:table-cell>
          <table:covered-table-cell table:number-columns-repeated="11" table:style-name="ce20"/>
          <table:table-cell table:style-name="ce16" office:value-type="float" office:value="2023" table:number-columns-spanned="3" table:number-rows-spanned="1">
            <text:p>2023</text:p>
          </table:table-cell>
          <table:covered-table-cell table:style-name="ce20"/>
          <table:covered-table-cell table:style-name="ce16"/>
          <table:table-cell table:style-name="ce1" table:number-columns-repeated="1005"/>
        </table:table-row>
        <table:table-row table:style-name="ro4">
          <table:table-cell table:style-name="ce2" office:value-type="string" table:number-columns-spanned="2" table:number-rows-spanned="1">
            <text:p>Project</text:p>
          </table:table-cell>
          <table:covered-table-cell table:style-name="ce5"/>
          <table:table-cell table:style-name="ce8" office:value-type="string">
            <text:p>HOURS</text:p>
          </table:table-cell>
          <table:table-cell table:style-name="ce11" office:value-type="string">
            <text:p>Dec</text:p>
          </table:table-cell>
          <table:table-cell table:style-name="ce17" office:value-type="string">
            <text:p>Jan</text:p>
          </table:table-cell>
          <table:table-cell table:style-name="ce17" office:value-type="string">
            <text:p>Feb</text:p>
          </table:table-cell>
          <table:table-cell table:style-name="ce17" office:value-type="string">
            <text:p>Mar</text:p>
          </table:table-cell>
          <table:table-cell table:style-name="ce17" office:value-type="string">
            <text:p>Apr</text:p>
          </table:table-cell>
          <table:table-cell table:style-name="ce17" office:value-type="string">
            <text:p>May</text:p>
          </table:table-cell>
          <table:table-cell table:style-name="ce17" office:value-type="string">
            <text:p>Jun</text:p>
          </table:table-cell>
          <table:table-cell table:style-name="ce17" office:value-type="string">
            <text:p>Jul</text:p>
          </table:table-cell>
          <table:table-cell table:style-name="ce17" office:value-type="string">
            <text:p>Aug</text:p>
          </table:table-cell>
          <table:table-cell table:style-name="ce17" office:value-type="string">
            <text:p>Sep</text:p>
          </table:table-cell>
          <table:table-cell table:style-name="ce17" office:value-type="string">
            <text:p>Oct</text:p>
          </table:table-cell>
          <table:table-cell table:style-name="ce17" office:value-type="string">
            <text:p>Nov</text:p>
          </table:table-cell>
          <table:table-cell table:style-name="ce17" office:value-type="string">
            <text:p>Dec</text:p>
          </table:table-cell>
          <table:table-cell table:style-name="ce17" office:value-type="string">
            <text:p>Jan</text:p>
          </table:table-cell>
          <table:table-cell table:style-name="ce17" office:value-type="string">
            <text:p>Feb</text:p>
          </table:table-cell>
          <table:table-cell table:style-name="ce17" office:value-type="string">
            <text:p>Mar</text:p>
          </table:table-cell>
          <table:table-cell table:number-columns-repeated="1005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string">
            <text:p>Spend a day in the life of a Salesforce Consultant</text:p>
          </table:table-cell>
          <table:table-cell table:style-name="ce9" office:value-type="string">
            <text:p>20h</text:p>
          </table:table-cell>
          <table:table-cell table:style-name="ce12" office:value-type="float" office:value="29">
            <text:p>29</text:p>
          </table:table-cell>
          <table:table-cell table:style-name="ce18" table:number-columns-repeated="12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string">
            <text:p>Improve the Salesforce Solution for 'Digit Learning'</text:p>
          </table:table-cell>
          <table:table-cell table:style-name="ce9" office:value-type="string">
            <text:p>50h</text:p>
          </table:table-cell>
          <table:table-cell table:style-name="ce13"/>
          <table:table-cell table:style-name="ce12" office:value-type="float" office:value="31">
            <text:p>31</text:p>
          </table:table-cell>
          <table:table-cell table:style-name="ce18" table:number-columns-repeated="11"/>
          <table:table-cell table:style-name="ce22"/>
          <table:table-cell table:style-name="ce24" table:number-columns-repeated="2"/>
          <table:table-cell table:style-name="ce25" table:number-columns-repeated="1005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string">
            <text:p>Create a Salesforce Solution for 'Tours for life'</text:p>
          </table:table-cell>
          <table:table-cell table:style-name="ce9" office:value-type="string">
            <text:p>70h</text:p>
          </table:table-cell>
          <table:table-cell table:style-name="ce13"/>
          <table:table-cell table:style-name="ce18" table:number-columns-repeated="2"/>
          <table:table-cell table:style-name="ce12" office:value-type="float" office:value="1">
            <text:p>1</text:p>
          </table:table-cell>
          <table:table-cell table:style-name="ce18" table:number-columns-repeated="9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Debug a Java application</text:p>
          </table:table-cell>
          <table:table-cell table:style-name="ce9" office:value-type="string">
            <text:p>55h</text:p>
          </table:table-cell>
          <table:table-cell table:style-name="ce13"/>
          <table:table-cell table:style-name="ce18" table:number-columns-repeated="2"/>
          <table:table-cell table:style-name="ce12" office:value-type="float" office:value="31">
            <text:p>31</text:p>
          </table:table-cell>
          <table:table-cell table:style-name="ce18" table:number-columns-repeated="9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6" office:value-type="string">
            <text:p>Fix and Update a Java Application Using Best Testing Practices</text:p>
          </table:table-cell>
          <table:table-cell table:style-name="ce9" office:value-type="string">
            <text:p>60h</text:p>
          </table:table-cell>
          <table:table-cell table:style-name="ce13"/>
          <table:table-cell table:style-name="ce18" table:number-columns-repeated="4"/>
          <table:table-cell table:style-name="ce12" office:value-type="float" office:value="3">
            <text:p>3</text:p>
          </table:table-cell>
          <table:table-cell table:style-name="ce18" table:number-columns-repeated="7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Create a user interface for your app</text:p>
          </table:table-cell>
          <table:table-cell table:style-name="ce9" office:value-type="string">
            <text:p>95h</text:p>
          </table:table-cell>
          <table:table-cell table:style-name="ce13"/>
          <table:table-cell table:style-name="ce18" table:number-columns-repeated="6"/>
          <table:table-cell table:style-name="ce12" office:value-type="float" office:value="12">
            <text:p>12</text:p>
          </table:table-cell>
          <table:table-cell table:style-name="ce18" table:number-columns-repeated="5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6" office:value-type="string">
            <text:p>Migrate a Visualforce project to Lightning</text:p>
          </table:table-cell>
          <table:table-cell table:style-name="ce9" office:value-type="string">
            <text:p>90h</text:p>
          </table:table-cell>
          <table:table-cell table:style-name="ce13"/>
          <table:table-cell table:style-name="ce18" table:number-columns-repeated="8"/>
          <table:table-cell table:style-name="ce12" office:value-type="float" office:value="6">
            <text:p>6</text:p>
          </table:table-cell>
          <table:table-cell table:style-name="ce18" table:number-columns-repeated="3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reate a Lightning application</text:p>
          </table:table-cell>
          <table:table-cell table:style-name="ce9" office:value-type="string">
            <text:p>90h</text:p>
          </table:table-cell>
          <table:table-cell table:style-name="ce13"/>
          <table:table-cell table:style-name="ce18" table:number-columns-repeated="10"/>
          <table:table-cell table:style-name="ce12" office:value-type="float" office:value="7">
            <text:p>7</text:p>
          </table:table-cell>
          <table:table-cell table:style-name="ce18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Optimize an Apex back end</text:p>
          </table:table-cell>
          <table:table-cell table:style-name="ce9" office:value-type="string">
            <text:p>40h</text:p>
          </table:table-cell>
          <table:table-cell table:style-name="ce13"/>
          <table:table-cell table:style-name="ce18" table:number-columns-repeated="11"/>
          <table:table-cell table:style-name="ce12" office:value-type="float" office:value="5">
            <text:p>5</text:p>
          </table:table-cell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Design an Apex back end prototype</text:p>
          </table:table-cell>
          <table:table-cell table:style-name="ce9" office:value-type="string">
            <text:p>30h</text:p>
          </table:table-cell>
          <table:table-cell table:style-name="ce13"/>
          <table:table-cell table:style-name="ce18" table:number-columns-repeated="11"/>
          <table:table-cell table:style-name="ce12" office:value-type="float" office:value="29">
            <text:p>29</text:p>
          </table:table-cell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office:value-type="string">
            <text:p>Create an Apex back end</text:p>
          </table:table-cell>
          <table:table-cell table:style-name="ce9" office:value-type="string">
            <text:p>60h</text:p>
          </table:table-cell>
          <table:table-cell table:style-name="ce13"/>
          <table:table-cell table:style-name="ce18" table:number-columns-repeated="12"/>
          <table:table-cell table:style-name="ce12" office:value-type="float" office:value="30">
            <text:p>30</text:p>
          </table:table-cell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6" office:value-type="string">
            <text:p>Deploy your Salesforce app with Heroku</text:p>
          </table:table-cell>
          <table:table-cell table:style-name="ce9" office:value-type="string">
            <text:p>90h</text:p>
          </table:table-cell>
          <table:table-cell table:style-name="ce13"/>
          <table:table-cell table:style-name="ce18" table:number-columns-repeated="12"/>
          <table:table-cell table:style-name="ce21"/>
          <table:table-cell table:style-name="ce23"/>
          <table:table-cell table:style-name="ce12" office:value-type="float" office:value="6">
            <text:p>6</text:p>
          </table:table-cell>
          <table:table-cell table:number-columns-repeated="1005"/>
        </table:table-row>
        <table:table-row table:style-name="ro5">
          <table:table-cell/>
          <table:table-cell table:style-name="Default" table:number-columns-repeated="2"/>
          <table:table-cell table:style-name="ce14" table:number-columns-repeated="13"/>
          <table:table-cell table:number-columns-repeated="1008"/>
        </table:table-row>
        <table:table-row table:style-name="ro5">
          <table:table-cell table:number-columns-repeated="3"/>
          <table:table-cell table:style-name="ce15"/>
          <table:table-cell table:style-name="ce14" table:number-columns-repeated="12"/>
          <table:table-cell table:number-columns-repeated="1008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11" table:default-cell-style-name="ce27"/>
        <table:table-row table:style-name="ro1"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style-name="ce26"/>
          <table:table-cell table:style-name="ce28" office:value-type="string">
            <text:p>Source</text:p>
          </table:table-cell>
          <table:table-cell table:style-name="ce28" office:value-type="string">
            <text:p>Topics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Link</text:p>
          </table:table-cell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9" office:value-type="string">
            <text:p>Twitter</text:p>
          </table:table-cell>
          <table:table-cell table:style-name="ce30" office:value-type="string">
            <text:p>Salesforce, Java, JS, python, coding, etc. </text:p>
          </table:table-cell>
          <table:table-cell table:style-name="ce30" office:value-type="string">
            <text:p>Twitter</text:p>
          </table:table-cell>
          <table:table-cell table:style-name="ce30"/>
        </table:table-row>
        <table:table-row table:style-name="ro5">
          <table:table-cell table:style-name="ce26" office:value-type="float" office:value="2">
            <text:p>2</text:p>
          </table:table-cell>
          <table:table-cell table:style-name="ce29" office:value-type="string">
            <text:p>Google Alerts</text:p>
          </table:table-cell>
          <table:table-cell table:style-name="ce30" office:value-type="string">
            <text:p>CRM, Salesforce, Java</text:p>
          </table:table-cell>
          <table:table-cell table:style-name="ce30" office:value-type="string">
            <text:p>Email alerts/News</text:p>
          </table:table-cell>
          <table:table-cell table:style-name="ce30"/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Feedly</text:p>
          </table:table-cell>
          <table:table-cell table:style-name="ce30" office:value-type="string">
            <text:p>Salesforce Admins, SaaS, SF Developers</text:p>
          </table:table-cell>
          <table:table-cell table:style-name="ce30" office:value-type="string">
            <text:p>Community content feed</text:p>
          </table:table-cell>
          <table:table-cell table:style-name="ce30" office:value-type="string">
            <text:p>feedly.com</text:p>
          </table:table-cell>
        </table:table-row>
        <table:table-row table:style-name="ro6">
          <table:table-cell table:style-name="ce26" office:value-type="float" office:value="4">
            <text:p>4</text:p>
          </table:table-cell>
          <table:table-cell table:style-name="ce29" office:value-type="string">
            <text:p>Ashish Agarwal </text:p>
          </table:table-cell>
          <table:table-cell table:style-name="ce30" office:value-type="string">
            <text:p>Salesforce Architect</text:p>
          </table:table-cell>
          <table:table-cell table:style-name="ce30" office:value-type="string">
            <text:p>Personality/ Social Media following</text:p>
          </table:table-cell>
          <table:table-cell table:style-name="ce30" office:value-type="string">
            <text:p>https://www.linkedin.com/in/asagarwal/</text:p>
          </table:table-cell>
        </table:table-row>
        <table:table-row table:style-name="ro7">
          <table:table-cell table:style-name="ce26" office:value-type="float" office:value="5">
            <text:p>5</text:p>
          </table:table-cell>
          <table:table-cell table:style-name="ce29" office:value-type="string">
            <text:p>Project Management Institute</text:p>
          </table:table-cell>
          <table:table-cell table:style-name="ce30" office:value-type="string">
            <text:p>Project management</text:p>
          </table:table-cell>
          <table:table-cell table:style-name="ce30" office:value-type="string">
            <text:p>Website</text:p>
          </table:table-cell>
          <table:table-cell table:style-name="ce31" office:value-type="string">
            <text:p><text:span text:style-name="T1"><text:a xlink:href="https://www.pmi.org/">https://www.pmi.org</text:a></text:span>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12/28/2021</text:date>, <text:time>18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4:17:48</meta:creation-date>
    <meta:editing-duration>PT4M30S</meta:editing-duration>
    <meta:editing-cycles>3</meta:editing-cycles>
    <meta:generator>OpenOffice/4.1.11$Unix OpenOffice.org_project/4111m1$Build-9808</meta:generator>
    <meta:initial-creator>thabitor </meta:initial-creator>
    <dc:date>2021-12-28T18:48:08</dc:date>
    <dc:creator>thabitor </dc:creator>
    <meta:document-statistic meta:table-count="3" meta:cell-count="185" meta:object-count="0"/>
  </office:meta>
</office:document-meta>
</file>